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30b" officeooo:paragraph-rsid="0013dcbd"/>
    </style:style>
    <style:style style:name="P2" style:family="paragraph" style:parent-style-name="Standard">
      <style:text-properties officeooo:paragraph-rsid="0010830b"/>
    </style:style>
    <style:style style:name="P3" style:family="paragraph" style:parent-style-name="Standard">
      <style:text-properties fo:font-size="10pt" officeooo:rsid="0010830b" officeooo:paragraph-rsid="00114d92" style:font-size-asian="10pt" style:font-size-complex="10pt"/>
    </style:style>
    <style:style style:name="P4" style:family="paragraph" style:parent-style-name="Standard">
      <style:text-properties fo:font-size="10pt" officeooo:rsid="0010830b" officeooo:paragraph-rsid="0014b96e" style:font-size-asian="10pt" style:font-size-complex="10pt"/>
    </style:style>
    <style:style style:name="P5" style:family="paragraph" style:parent-style-name="Standard">
      <style:text-properties fo:font-size="10pt" officeooo:rsid="00114d92" officeooo:paragraph-rsid="00114d92" style:font-size-asian="10pt" style:font-size-complex="10pt"/>
    </style:style>
    <style:style style:name="P6" style:family="paragraph" style:parent-style-name="Standard">
      <style:text-properties fo:font-size="10pt" officeooo:rsid="0014b96e" officeooo:paragraph-rsid="0014b96e" style:font-size-asian="10pt" style:font-size-complex="10pt"/>
    </style:style>
    <style:style style:name="P7" style:family="paragraph" style:parent-style-name="Standard">
      <style:text-properties fo:font-size="10pt" officeooo:rsid="00180be5" officeooo:paragraph-rsid="00180be5" style:font-size-asian="8.75pt" style:font-size-complex="10pt"/>
    </style:style>
    <style:style style:name="P8" style:family="paragraph" style:parent-style-name="Standard">
      <style:text-properties officeooo:rsid="0010830b" officeooo:paragraph-rsid="0010830b"/>
    </style:style>
    <style:style style:name="P9" style:family="paragraph" style:parent-style-name="Standard" style:list-style-name="L13">
      <style:text-properties officeooo:paragraph-rsid="0014b96e"/>
    </style:style>
    <style:style style:name="P10" style:family="paragraph" style:parent-style-name="Standard" style:list-style-name="L13">
      <style:text-properties fo:font-size="10pt" officeooo:rsid="001326bb" officeooo:paragraph-rsid="0014b96e" style:font-size-asian="8.75pt" style:font-size-complex="10pt"/>
    </style:style>
    <style:style style:name="P11" style:family="paragraph" style:parent-style-name="Standard" style:list-style-name="L13">
      <style:text-properties fo:font-size="10pt" officeooo:rsid="0013dcbd" officeooo:paragraph-rsid="0014b96e" style:font-size-asian="8.75pt" style:font-size-complex="10pt"/>
    </style:style>
    <style:style style:name="P12" style:family="paragraph" style:parent-style-name="Standard">
      <style:text-properties fo:font-size="10pt" officeooo:rsid="00226706" officeooo:paragraph-rsid="00226706" style:font-size-asian="8.75pt" style:font-size-complex="10pt"/>
    </style:style>
    <style:style style:name="P13" style:family="paragraph" style:parent-style-name="Standard" style:list-style-name="L14">
      <style:text-properties fo:font-size="10pt" officeooo:rsid="001326bb" officeooo:paragraph-rsid="0014b96e" style:font-size-asian="10pt" style:font-size-complex="10pt"/>
    </style:style>
    <style:style style:name="P14" style:family="paragraph" style:parent-style-name="Standard" style:list-style-name="L17">
      <style:text-properties fo:font-size="10pt" officeooo:rsid="001326bb" officeooo:paragraph-rsid="0014b96e" style:font-size-asian="10pt" style:font-size-complex="10pt"/>
    </style:style>
    <style:style style:name="P15" style:family="paragraph" style:parent-style-name="Standard" style:list-style-name="L14">
      <style:text-properties fo:font-size="10pt" officeooo:rsid="00114d92" officeooo:paragraph-rsid="0014b96e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officeooo:rsid="00226706" officeooo:paragraph-rsid="00226706" style:font-size-asian="10pt" style:font-size-complex="10pt"/>
    </style:style>
    <style:style style:name="P17" style:family="paragraph" style:parent-style-name="Standard" style:list-style-name="L14">
      <style:text-properties officeooo:paragraph-rsid="0014b96e"/>
    </style:style>
    <style:style style:name="P18" style:family="paragraph" style:parent-style-name="Standard" style:list-style-name="L15">
      <style:text-properties officeooo:paragraph-rsid="0014b96e"/>
    </style:style>
    <style:style style:name="P19" style:family="paragraph" style:parent-style-name="Standard" style:list-style-name="L16">
      <style:text-properties officeooo:paragraph-rsid="0014b96e"/>
    </style:style>
    <style:style style:name="P20" style:family="paragraph" style:parent-style-name="Standard" style:list-style-name="L17">
      <style:text-properties officeooo:paragraph-rsid="0014b96e"/>
    </style:style>
    <style:style style:name="P21" style:family="paragraph" style:parent-style-name="Standard">
      <style:text-properties style:text-line-through-style="none" style:text-line-through-type="none" officeooo:rsid="0010830b" officeooo:paragraph-rsid="0010830b"/>
    </style:style>
    <style:style style:name="P22" style:family="paragraph" style:parent-style-name="Standard">
      <style:text-properties officeooo:paragraph-rsid="00180be5"/>
    </style:style>
    <style:style style:name="P23" style:family="paragraph" style:parent-style-name="Standard">
      <style:text-properties officeooo:rsid="001cae51" officeooo:paragraph-rsid="001cae51"/>
    </style:style>
    <style:style style:name="P24" style:family="paragraph" style:parent-style-name="Standard" style:list-style-name="L18">
      <style:text-properties officeooo:paragraph-rsid="001d5091"/>
    </style:style>
    <style:style style:name="P25" style:family="paragraph" style:parent-style-name="Standard">
      <style:text-properties officeooo:paragraph-rsid="002193d6"/>
    </style:style>
    <style:style style:name="P26" style:family="paragraph" style:parent-style-name="Standard">
      <style:text-properties officeooo:rsid="002193d6" officeooo:paragraph-rsid="002193d6"/>
    </style:style>
    <style:style style:name="P27" style:family="paragraph" style:parent-style-name="Standard">
      <style:paragraph-properties fo:text-align="center" style:justify-single-word="false"/>
      <style:text-properties fo:font-size="24pt" officeooo:rsid="00226706" officeooo:paragraph-rsid="00226706" style:font-size-asian="24pt" style:font-size-complex="24pt"/>
    </style:style>
    <style:style style:name="P28" style:family="paragraph" style:parent-style-name="Standard">
      <style:text-properties officeooo:rsid="0014b96e" officeooo:paragraph-rsid="002193d6"/>
    </style:style>
    <style:style style:name="P29" style:family="paragraph">
      <style:paragraph-properties fo:text-align="center"/>
    </style:style>
    <style:style style:name="P30" style:family="paragraph">
      <style:text-properties fo:font-size="12pt"/>
    </style:style>
    <style:style style:name="T1" style:family="text">
      <style:text-properties officeooo:rsid="001326bb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326bb" style:font-size-asian="8.75pt" style:font-size-complex="10pt"/>
    </style:style>
    <style:style style:name="T4" style:family="text">
      <style:text-properties fo:font-size="10pt" officeooo:rsid="0013dcbd" style:font-size-asian="8.75pt" style:font-size-complex="10pt"/>
    </style:style>
    <style:style style:name="T5" style:family="text">
      <style:text-properties fo:font-size="10pt" officeooo:rsid="0014b96e" style:font-size-asian="8.75pt" style:font-size-complex="10pt"/>
    </style:style>
    <style:style style:name="T6" style:family="text">
      <style:text-properties fo:font-size="10pt" officeooo:rsid="00171fce" style:font-size-asian="8.75pt" style:font-size-complex="10pt"/>
    </style:style>
    <style:style style:name="T7" style:family="text">
      <style:text-properties fo:font-size="10pt" officeooo:rsid="00180be5" style:font-size-asian="8.75pt" style:font-size-complex="10pt"/>
    </style:style>
    <style:style style:name="T8" style:family="text">
      <style:text-properties fo:font-size="10pt" officeooo:rsid="0018f706" style:font-size-asian="8.75pt" style:font-size-complex="10pt"/>
    </style:style>
    <style:style style:name="T9" style:family="text">
      <style:text-properties fo:font-size="10pt" officeooo:rsid="001dcdce" style:font-size-asian="8.75pt" style:font-size-complex="10pt"/>
    </style:style>
    <style:style style:name="T10" style:family="text">
      <style:text-properties fo:font-size="10pt" officeooo:rsid="0010830b" style:font-size-asian="10pt" style:font-size-complex="10pt"/>
    </style:style>
    <style:style style:name="T11" style:family="text">
      <style:text-properties fo:font-size="10pt" officeooo:rsid="001326bb" style:font-size-asian="10pt" style:font-size-complex="10pt"/>
    </style:style>
    <style:style style:name="T12" style:family="text">
      <style:text-properties fo:font-size="10pt" officeooo:rsid="00114d92" style:font-size-asian="10pt" style:font-size-complex="10pt"/>
    </style:style>
    <style:style style:name="T13" style:family="text">
      <style:text-properties fo:font-size="10pt" officeooo:rsid="0014b96e" style:font-size-asian="10pt" style:font-size-complex="10pt"/>
    </style:style>
    <style:style style:name="T14" style:family="text">
      <style:text-properties fo:font-size="10pt" officeooo:rsid="0013dcbd" style:font-size-asian="10pt" style:font-size-complex="10pt"/>
    </style:style>
    <style:style style:name="T15" style:family="text">
      <style:text-properties fo:font-size="10pt" fo:font-style="normal" officeooo:rsid="001b62f9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18f706" style:font-size-asian="8.75pt" style:font-style-asian="normal" style:font-size-complex="10pt" style:font-style-complex="normal"/>
    </style:style>
    <style:style style:name="T17" style:family="text">
      <style:text-properties fo:font-size="10pt" fo:font-style="normal" officeooo:rsid="001cae51" style:font-size-asian="8.75pt" style:font-style-asian="normal" style:font-size-complex="10pt" style:font-style-complex="normal"/>
    </style:style>
    <style:style style:name="T18" style:family="text">
      <style:text-properties fo:font-size="10pt" fo:font-style="normal" officeooo:rsid="001dcdce" style:font-size-asian="8.75pt" style:font-style-asian="normal" style:font-size-complex="10pt" style:font-style-complex="normal"/>
    </style:style>
    <style:style style:name="T19" style:family="text">
      <style:text-properties fo:font-size="10pt" fo:font-style="normal" officeooo:rsid="001eb826" style:font-size-asian="8.75pt" style:font-style-asian="normal" style:font-size-complex="10pt" style:font-style-complex="normal"/>
    </style:style>
    <style:style style:name="T20" style:family="text">
      <style:text-properties fo:font-size="10pt" fo:font-style="normal" officeooo:rsid="001eddc8" style:font-size-asian="8.75pt" style:font-style-asian="normal" style:font-size-complex="10pt" style:font-style-complex="normal"/>
    </style:style>
    <style:style style:name="T21" style:family="text">
      <style:text-properties fo:font-size="10pt" fo:font-style="normal" officeooo:rsid="002193d6" style:font-size-asian="8.75pt" style:font-style-asian="normal" style:font-size-complex="10pt" style:font-style-complex="normal"/>
    </style:style>
    <style:style style:name="T22" style:family="text">
      <style:text-properties officeooo:rsid="0014b96e"/>
    </style:style>
    <style:style style:name="T23" style:family="text">
      <style:text-properties officeooo:rsid="001b62f9"/>
    </style:style>
    <style:style style:name="T24" style:family="text">
      <style:text-properties officeooo:rsid="001dcdc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kt Galaga </text:p>
      <text:p text:style-name="P8"/>
      <text:p text:style-name="P8">Opis funkcjonalny</text:p>
      <text:p text:style-name="P6">Ogólne zasady gr<text:span text:style-name="T23">y</text:span> : </text:p>
      <text:list xml:id="list2428715138813335430" text:style-name="L13">
        <text:list-item>
          <text:p text:style-name="P9"><text:span text:style-name="T10">Galaga to gra typu shooter. </text:span><text:span text:style-name="T4">Podczas rozgrywki gracz wciela się w pilota samolotu </text:span><text:span text:style-name="T5">lecącego w przestrzeni kosmicznej</text:span><text:span text:style-name="T4">. </text:span><text:span text:style-name="T5">Jego</text:span><text:span text:style-name="T4"> celem jest niszczenie nadlatujących przeciwników - również samolotów. </text:span><text:span text:style-name="T3">Gra polega na zdobyciu jak największej ilości punktów. </text:span></text:p>
        </text:list-item>
        <text:list-item>
          <text:p text:style-name="P10">Ilość zdobytych punktów zależy od ilości zestrzelonych przeciwników, skuteczności (ilość celnych strzałów do ilości zużytej amunicji, przy czym lepsze pociski zużywają więcej amunicji) <text:span text:style-name="T23">oraz od</text:span> ilości przeciwników wpuszczonych za „linię frontu” (za koniec okna gry). </text:p>
        </text:list-item>
        <text:list-item>
          <text:p text:style-name="P10">Gracz przegrywa w momencie zderzenia się z przeszkodą, przeciwnikiem lub którymkolwiek z pocisków. </text:p>
        </text:list-item>
        <text:list-item>
          <text:p text:style-name="P9"><text:span text:style-name="T4">Przeszkody mają formę nadlatujących asteroid różniej wielkości. </text:span><text:span text:style-name="T3">Niszczenie przeszkód nie jest </text:span><text:span text:style-name="T4">możliwe. </text:span></text:p>
        </text:list-item>
        <text:list-item>
          <text:p text:style-name="P9"><text:span text:style-name="T4">Są trzy typy przeciwników : zwykły (niebieski), strzelający (szary) oraz próbujący uciec przed pociskiem (czerwony). Przeciwnik zostaje zniszczony gdy trafi w niego </text:span><text:span text:style-name="T6">jakikolwiek </text:span><text:span text:style-name="T4">pocisk. </text:span></text:p>
        </text:list-item>
        <text:list-item>
          <text:p text:style-name="P11">Są również trzy typy broni : zwykły pocisk lecący prosto, pocisk potrójny składający się z jednego pocisku lecącego prosto, drugiego lecącego lekko w prawo, trzeciego lecącego lekko w lewo. Trzecim typem broni jest pocisk naprowadzany, który leci w kierunku najbliższego przeciwnika.</text:p>
        </text:list-item>
      </text:list>
      <text:p text:style-name="P4"/>
      <text:p text:style-name="P4">Moja wersja gry, <text:span text:style-name="T22">w menu,</text:span> pozwala użytkownikowi na :</text:p>
      <text:list xml:id="list4564669546306878952" text:style-name="L14">
        <text:list-item>
          <text:p text:style-name="P13">rozpoczęcie nowej rozgrywki</text:p>
        </text:list-item>
        <text:list-item>
          <text:p text:style-name="P15">wczytanie zapisanej gry</text:p>
        </text:list-item>
        <text:list-item>
          <text:p text:style-name="P17"><text:span text:style-name="T12">wyświetlenie rekordów </text:span><text:span text:style-name="T13">rozgrywek</text:span></text:p>
        </text:list-item>
        <text:list-item>
          <text:p text:style-name="P13">wyświetlenie zasad</text:p>
        </text:list-item>
        <text:list-item>
          <text:p text:style-name="P13">wyjście ;(</text:p>
        </text:list-item>
      </text:list>
      <text:p text:style-name="P3"/>
      <text:p text:style-name="P5"><text:span text:style-name="T23">Natomiast p</text:span>odczas rozgrywki <text:span text:style-name="T1">gracz może </text:span>: </text:p>
      <text:list xml:id="list4931536559159590942" text:style-name="L15">
        <text:list-item>
          <text:p text:style-name="P18"><text:span text:style-name="T13">s</text:span><text:span text:style-name="T10">terowa</text:span><text:span text:style-name="T11">ć</text:span><text:span text:style-name="T10"> samolotem w pionie i poziomie w zakresach okna gry za pomocą strzałe</text:span><text:span text:style-name="T13">k</text:span></text:p>
        </text:list-item>
        <text:list-item>
          <text:p text:style-name="P18"><text:span text:style-name="T10">strzel</text:span><text:span text:style-name="T11">ać</text:span><text:span text:style-name="T10">, w tym :</text:span></text:p>
        </text:list-item>
      </text:list>
      <text:list xml:id="list8977105763472076583" text:style-name="L16">
        <text:list-item>
          <text:p text:style-name="P19"><text:span text:style-name="T10">pojedynczym pociskiem (</text:span><text:span text:style-name="T12">s</text:span><text:span text:style-name="T10">pacja), </text:span><text:span text:style-name="T14">zużywającym jeden nabój</text:span></text:p>
        </text:list-item>
        <text:list-item>
          <text:p text:style-name="P19"><text:span text:style-name="T10">potrójnym pociskiem (L ctrl + </text:span><text:span text:style-name="T12">s</text:span><text:span text:style-name="T10">pacja), </text:span><text:span text:style-name="T14">zużywającym 3 naboje</text:span></text:p>
        </text:list-item>
        <text:list-item>
          <text:p text:style-name="P19"><text:span text:style-name="T10">pociskiem naprowadzanym (</text:span><text:span text:style-name="T12">L shift</text:span><text:span text:style-name="T10"> + </text:span><text:span text:style-name="T12">s</text:span><text:span text:style-name="T10">pacja), </text:span><text:span text:style-name="T14">zużywającym 3 naboje</text:span></text:p>
        </text:list-item>
      </text:list>
      <text:list xml:id="list2250767681376847565" text:style-name="L17">
        <text:list-item>
          <text:p text:style-name="P20"><text:span text:style-name="T13">zapauzować</text:span><text:span text:style-name="T10"> rozgrywk</text:span><text:span text:style-name="T13">ę</text:span></text:p>
        </text:list-item>
        <text:list-item>
          <text:p text:style-name="P20"><text:span text:style-name="T10">zapis</text:span><text:span text:style-name="T13">ać</text:span><text:span text:style-name="T10"> </text:span><text:span text:style-name="T12">roz</text:span><text:span text:style-name="T10">gry</text:span><text:span text:style-name="T12">wk</text:span><text:span text:style-name="T13">ę</text:span></text:p>
        </text:list-item>
        <text:list-item>
          <text:p text:style-name="P14">ustanawiać nowe rekordy</text:p>
        </text:list-item>
        <text:list-item>
          <text:p text:style-name="P20"><text:span text:style-name="T12">wy</text:span><text:span text:style-name="T11">świetlić</text:span><text:span text:style-name="T12"> statystyk</text:span><text:span text:style-name="T11">i</text:span><text:span text:style-name="T12"> na koniec rozgrywki</text:span></text:p>
        </text:list-item>
      </text:list>
      <text:p text:style-name="P1"/>
      <text:p text:style-name="P8">Działanie i wykonanie programu</text:p>
      <text:p text:style-name="P12">Program napisałem w języku C++ w standardzie C++11. Wykorzystałem środowisko Code::Blocks. Użyłem platformę SMFL (2.3.2), wspomagającą tworzenie prostych gier. </text:p>
      <text:p text:style-name="P28"><text:span text:style-name="T2">Program działa w oparciu o standardowe rozwiązanie. </text:span><text:span text:style-name="T7">S</text:span><text:span text:style-name="T2">tale realizuje </text:span><text:span text:style-name="T7">on</text:span><text:span text:style-name="T2"> pętlę główną gry, </text:span><text:span text:style-name="T9">podczas której wyświetlane jest okno gry,</text:span><text:span text:style-name="T2"> przyjmowa</text:span><text:span text:style-name="T9">ne </text:span><text:span text:style-name="T2">i rozpoznawani</text:span><text:span text:style-name="T7">e</text:span><text:span text:style-name="T2"> </text:span><text:span text:style-name="T9">są</text:span><text:span text:style-name="T2"> akcj</text:span><text:span text:style-name="T9">e</text:span><text:span text:style-name="T2">, które wykonuje gracz, </text:span><text:span text:style-name="T9">obsługiwany jest cały mechanizm,</text:span><text:span text:style-name="T2"> </text:span><text:span text:style-name="T9">ogólnie w pętli głównej dzieje się wszystko</text:span><text:span text:style-name="T2">. </text:span><text:span text:style-name="T7">Program został napisany obiektowo, w związku z tym zawiera klasy takie jak : okno, przeciwnik, przeszkoda, pocisk, samolot, zapis, zderzenie. Wykorzystane przeze mnie dziedziczenia po klasach pocisk i przeciwnik są publiczne.</text:span></text:p>
      <text:p text:style-name="P7">Opiszę teraz po krótce funkcje <text:span text:style-name="T24">i działanie</text:span> każdej z klas.</text:p>
      <text:list xml:id="list9120247603134373626" text:style-name="L18">
        <text:list-item>
          <text:p text:style-name="P24"><text:span text:style-name="T7">Okno : klasa </text:span><text:span text:style-name="T8">odpowiedzialna za wyświetlanie okna gry (w każdym przejściu pętli głównej gry okno wyświetlane jest na nowo), rozporządza ona tym co ma być obecnie wyświetlane w oknie („gdzie jesteśmy w grze”), czyli np. menu, rozgrywka, zasady, pauza, etc. </text:span><text:span text:style-name="T15">Zanim cokolwiek pojawi się na ekranie musi zostać wywołana jedna z metod klasy okno odpowiedzialna za wyświetlenie „tego czegoś”. </text:span><text:span text:style-name="T16">Ta klasa spełnia również rolę „moderatora” gry, tzn. rozporządza czasem, kontroluje wynik, kontroluje </text:span><text:span text:style-name="T15">tworzenie</text:span><text:span text:style-name="T16"> się przeciwników, przeszkód etc, </text:span><text:span text:style-name="T15">rozpoznaje akcje, które wykonuje gracz.</text:span><text:span text:style-name="T16"> </text:span></text:p>
        </text:list-item>
        <text:list-item>
          <text:p text:style-name="P24"><text:span text:style-name="T16">S</text:span><text:span text:style-name="T15">amolot : klasa obsługuje samolot gracza, ładuje jego grafikę, przechowuje położenie, porusza nim, tworzy nowy pocisk w przypadku strzału.</text:span></text:p>
        </text:list-item>
        <text:list-item>
          <text:p text:style-name="P24"><text:soft-page-break/><text:span text:style-name="T15">Przeciwnik : klasa obsługuje zachowanie się pojedynczego przeciwnika. </text:span><text:span text:style-name="T17">P</text:span><text:span text:style-name="T15">odobnie jak w przypadku </text:span><text:span text:style-name="T17">klasy </text:span><text:span text:style-name="T15">samolot, klasa </text:span><text:span text:style-name="T17">przeciwnik ładuje odpowiednią grafikę,</text:span><text:span text:style-name="T15"> </text:span><text:span text:style-name="T17">przechowuje</text:span><text:span text:style-name="T15"> położenie, porusza </text:span><text:span text:style-name="T17">obiektem. P</text:span><text:span text:style-name="T15">o tej klasie dziedziczą klasa przeciwnik strzelający i przeciwnik uciekający. </text:span><text:span text:style-name="T17">Przeciwnik strzelający zawiera dodatkową metodą odpowiedzialną za tworzenie pocisków (strzelanie), natomiast przeciwnika uciekającego wyróżnia rozbudowana funkcja porusz.</text:span></text:p>
        </text:list-item>
        <text:list-item>
          <text:p text:style-name="P24"><text:span text:style-name="T17">Przeszkoda : klasa jest analogiczna do klasy przeciwnik, jedyną różnicą jest fakt, że ta jedna klasa odpowiada za tworzenie „różnych” przeszkód – różnych pod względem rodzaju grafiki . W klasie przeciwnik, są klasy dziedziczące po niej i ładownie innych grafik odbywa się w tych „młodszych” klasach., tutaj odbywa się to w ramach jednej klasy.</text:span></text:p>
        </text:list-item>
        <text:list-item>
          <text:p text:style-name="P24"><text:span text:style-name="T17">Pocisk : jest to najprostsza klasa w programie, obsługuje ona obiekt pocisk analogicznie do tego jak klasa przeciwnik obsługuje obiekt przeciwnika. </text:span><text:span text:style-name="T18">Klasa pocisk jest klasą bazową dla trzech innych klas, które rozróżnia sposób poruszania się. Pocisk skręcający oprócz podstawowego ruchu „do góry” skręca w prawo lub w lewo, pocisk naprowadzany wyszukuje najbliższego przeciwnika i podąża w jego stronę, a pocisk przeciwnika porusza się „w dół”.</text:span></text:p>
        </text:list-item>
        <text:list-item>
          <text:p text:style-name="P24"><text:span text:style-name="T17">Zderzenie : klasa odpowiedzialna za sprawdzanie czy nie doszło do zderzenia </text:span><text:span text:style-name="T20">dwóch </text:span><text:span text:style-name="T21">obiektów</text:span><text:span text:style-name="T17"> podczas rozgrywki </text:span><text:span text:style-name="T19">i podjęcie odpowiedniej akcji w przypadku zderzenia. </text:span></text:p>
        </text:list-item>
        <text:list-item>
          <text:p text:style-name="P24"><text:span text:style-name="T17">Zapis : klasa odpowiedzialna za zapisywanie rekordów, wczytywanie ich, zapisywanie rozgrywki, wczytywanie zapisanych rozgrywek. Zapis odbywa się od dwóch plików tekstowych : jeden z wynikami i rekordami, drugi z zapisanym stanem gry (położeniami przeciwników, przeszkód, samolotów etc.)</text:span></text:p>
        </text:list-item>
      </text:list>
      <text:p text:style-name="P22"><text:span text:style-name="T15"/></text:p>
      <text:p text:style-name="P8">Schemat dziedziczenia</text:p>
      <text:p text:style-name="P25"><draw:rect text:anchor-type="paragraph" draw:z-index="0" draw:style-name="gr1" draw:text-style-name="P29" svg:width="2.984cm" svg:height="1.059cm" svg:x="12.638cm" svg:y="0.4cm"><text:p text:style-name="P29">Przeciwnik</text:p></draw:rect><draw:rect text:anchor-type="paragraph" draw:z-index="3" draw:style-name="gr1" draw:text-style-name="P29" svg:width="2.984cm" svg:height="1.059cm" svg:x="3.417cm" svg:y="0.379cm"><text:p text:style-name="P29">Pocisk</text:p></draw:rect></text:p>
      <text:p text:style-name="Standard"/>
      <text:p text:style-name="Standard"><draw:custom-shape text:anchor-type="paragraph" draw:z-index="9" draw:style-name="gr2" svg:width="0.242cm" svg:height="0.722cm" svg:x="4.718cm" svg:y="0.464cm"><text:p/><draw:enhanced-geometry svg:viewBox="0 0 21600 21600" draw:text-areas="?f0 ?f7 ?f2 21600" draw:type="up-arrow" draw:modifiers="13097.1428571429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2" svg:width="0.242cm" svg:height="0.722cm" draw:transform="rotate (1.5707963267949) translate (6.39938888888889cm 0.292805555555556cm)"><text:p/><draw:enhanced-geometry svg:viewBox="0 0 21600 21600" draw:mirror-horizontal="false" draw:mirror-vertical="false" draw:text-areas="?f0 ?f7 ?f2 21600" draw:type="up-arrow" draw:modifiers="13097.1428571429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2" draw:text-style-name="P30" svg:width="0.244cm" svg:height="0.726cm" draw:transform="rotate (-1.5707963267949) translate (3.41136111111111cm 0.0582083333333333cm)"><text:p/><draw:enhanced-geometry svg:viewBox="0 0 21600 21600" draw:mirror-horizontal="false" draw:mirror-vertical="false" draw:text-areas="?f0 ?f7 ?f2 21600" draw:type="up-arrow" draw:modifiers="13097.1428571429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2" draw:style-name="gr3" draw:text-style-name="P29" svg:x1="2.686cm" svg:y1="0.189cm" svg:x2="2.686cm" svg:y2="1.186cm"><text:p/></draw:line><draw:line text:anchor-type="paragraph" draw:z-index="13" draw:style-name="gr3" draw:text-style-name="P29" svg:x1="7.121cm" svg:y1="0.171cm" svg:x2="7.121cm" svg:y2="1.168cm"><text:p/></draw:line><draw:custom-shape text:anchor-type="paragraph" draw:z-index="7" draw:style-name="gr2" svg:width="0.242cm" svg:height="0.722cm" svg:x="12.998cm" svg:y="0.485cm"><text:p/><draw:enhanced-geometry svg:viewBox="0 0 21600 21600" draw:text-areas="?f0 ?f7 ?f2 21600" draw:type="up-arrow" draw:modifiers="13097.1428571429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2" svg:width="0.242cm" svg:height="0.722cm" svg:x="15.041cm" svg:y="0.485cm"><text:p/><draw:enhanced-geometry svg:viewBox="0 0 21600 21600" draw:text-areas="?f0 ?f7 ?f2 21600" draw:type="up-arrow" draw:modifiers="13097.1428571429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rect text:anchor-type="paragraph" draw:z-index="4" draw:style-name="gr1" draw:text-style-name="P29" svg:width="2.984cm" svg:height="1.059cm" svg:x="-0.048cm" svg:y="0.212cm"><text:p text:style-name="P29">Pocisk </text:p><text:list text:style-name=""><text:list-item><text:p text:style-name="P29">przeciwnika</text:p></text:list-item></text:list></draw:rect><draw:rect text:anchor-type="paragraph" draw:z-index="5" draw:style-name="gr1" draw:text-style-name="P29" svg:width="2.984cm" svg:height="1.059cm" svg:x="3.464cm" svg:y="0.212cm"><text:p text:style-name="P29">Pocisk</text:p><text:list text:style-name=""><text:list-item><text:p text:style-name="P29">skręcający</text:p></text:list-item></text:list></draw:rect><draw:rect text:anchor-type="paragraph" draw:z-index="6" draw:style-name="gr1" draw:text-style-name="P29" svg:width="2.984cm" svg:height="1.059cm" svg:x="6.904cm" svg:y="0.191cm"><text:p text:style-name="P29">Pocisk</text:p><text:list text:style-name=""><text:list-item><text:p text:style-name="P29">naprowadzany</text:p></text:list-item></text:list></draw:rect><draw:rect text:anchor-type="paragraph" draw:z-index="1" draw:style-name="gr1" draw:text-style-name="P29" svg:width="2.984cm" svg:height="1.059cm" svg:x="14.466cm" svg:y="0.233cm"><text:p text:style-name="P29">Przeciwnik</text:p><text:list text:style-name=""><text:list-item><text:p text:style-name="P29">uciekający</text:p></text:list-item></text:list></draw:rect><draw:rect text:anchor-type="paragraph" draw:z-index="2" draw:style-name="gr1" draw:text-style-name="P29" svg:width="2.984cm" svg:height="1.059cm" svg:x="10.954cm" svg:y="0.233cm"><text:p text:style-name="P29">Przeciwnik </text:p><text:list text:style-name=""><text:list-item><text:p text:style-name="P29">strzelający</text:p></text:list-item></text:list></draw:rect></text:p>
      <text:p text:style-name="P2"/>
      <text:p text:style-name="P23"/>
      <text:p text:style-name="P26"/>
      <text:p text:style-name="P2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officeooo:rsid="00226706" officeooo:paragraph-rsid="00226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ominik Orliński </text:p>
        <text:p text:style-name="MP1">Semestr letni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2:17:52.108557934</meta:creation-date>
    <dc:date>2016-05-26T12:23:32.512763195</dc:date>
    <meta:editing-duration>PT1H23M47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712" meta:character-count="5021" meta:non-whitespace-character-count="4361"/>
  </office:meta>
</office:document-meta>
</file>